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cccccc" draw:textarea-horizontal-align="center" draw:textarea-vertical-align="middle"/>
    </style:style>
    <style:style style:name="gr2" style:family="graphic" style:parent-style-name="standard">
      <style:graphic-properties svg:stroke-width="0.203cm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-color="#e6e6ff" draw:textarea-horizontal-align="center" draw:textarea-vertical-align="middle"/>
    </style:style>
    <style:style style:name="gr8" style:family="graphic" style:parent-style-name="standard">
      <style:graphic-properties draw:fill-color="#eb613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317cm" svg:height="3.733cm" svg:x="7.862cm" svg:y="4.893cm">
          <text:p/>
        </draw:rect>
        <draw:rect draw:style-name="gr1" draw:text-style-name="P1" draw:layer="layout" svg:width="1.317cm" svg:height="3.733cm" svg:x="11.963cm" svg:y="4.894cm">
          <text:p/>
        </draw:rect>
        <draw:line draw:style-name="gr2" draw:text-style-name="P1" draw:layer="layout" svg:x1="8.301cm" svg:y1="3.308cm" svg:x2="12.726cm" svg:y2="3.33cm">
          <text:p/>
        </draw:line>
        <draw:line draw:style-name="gr2" draw:text-style-name="P1" draw:layer="layout" svg:x1="10.659cm" svg:y1="3.309cm" svg:x2="10.624cm" svg:y2="6.147cm">
          <text:p/>
        </draw:line>
        <draw:ellipse draw:style-name="gr3" draw:text-style-name="P1" draw:layer="layout" svg:width="0.766cm" svg:height="0.704cm" svg:x="10.265cm" svg:y="2.977cm">
          <text:p/>
        </draw:ellipse>
        <draw:frame draw:style-name="gr4" draw:layer="layout" svg:width="2.614cm" svg:height="0.962cm" draw:transform="rotate (1.58528255958615) translate (8.079cm 7.975cm)">
          <draw:text-box>
            <text:p>Magnet</text:p>
          </draw:text-box>
        </draw:frame>
        <draw:frame draw:style-name="gr4" draw:layer="layout" svg:width="2.614cm" svg:height="0.962cm" draw:transform="rotate (1.58528255958615) translate (12.179cm 7.975cm)">
          <draw:text-box>
            <text:p>Magnet</text:p>
          </draw:text-box>
        </draw:frame>
        <draw:line draw:style-name="gr5" draw:text-style-name="P1" draw:layer="layout" svg:x1="4.812cm" svg:y1="2.809cm" svg:x2="4.803cm" svg:y2="2.195cm">
          <text:p/>
        </draw:line>
        <draw:line draw:style-name="gr5" draw:text-style-name="P1" draw:layer="layout" svg:x1="16.863cm" svg:y1="2.206cm" svg:x2="4.775cm" svg:y2="2.193cm">
          <text:p/>
        </draw:line>
        <draw:line draw:style-name="gr5" draw:text-style-name="P1" draw:layer="layout" svg:x1="16.831cm" svg:y1="2.717cm" svg:x2="16.831cm" svg:y2="2.25cm">
          <text:p/>
        </draw:line>
        <draw:rect draw:style-name="gr6" draw:text-style-name="P2" draw:layer="layout" svg:width="2.378cm" svg:height="1.097cm" svg:x="12.72cm" svg:y="2.819cm">
          <text:p text:style-name="P1"><text:span text:style-name="T1">Detector</text:span></text:p>
        </draw:rect>
        <draw:rect draw:style-name="gr3" draw:text-style-name="P1" draw:layer="layout" svg:width="0.868cm" svg:height="1.134cm" svg:x="10.164cm" svg:y="6.129cm">
          <text:p/>
        </draw:rect>
        <draw:line draw:style-name="gr5" draw:text-style-name="P1" draw:layer="layout" svg:x1="17.113cm" svg:y1="3.588cm" svg:x2="18.228cm" svg:y2="3.588cm">
          <text:p/>
        </draw:line>
        <draw:line draw:style-name="gr5" draw:text-style-name="P1" draw:layer="layout" svg:x1="17.114cm" svg:y1="3.588cm" svg:x2="17.1cm" svg:y2="7.684cm">
          <text:p/>
        </draw:line>
        <draw:line draw:style-name="gr5" draw:text-style-name="P1" draw:layer="layout" svg:x1="13.299cm" svg:y1="7.684cm" svg:x2="17.114cm" svg:y2="7.684cm">
          <text:p/>
        </draw:line>
        <draw:line draw:style-name="gr5" draw:text-style-name="P1" draw:layer="layout" svg:x1="15.079cm" svg:y1="3.335cm" svg:x2="18.239cm" svg:y2="3.325cm">
          <text:p/>
        </draw:line>
        <draw:rect draw:style-name="gr7" draw:text-style-name="P2" draw:layer="layout" svg:width="3.205cm" svg:height="1.592cm" svg:x="15.908cm" svg:y="2.71cm">
          <text:p text:style-name="P1"><text:span text:style-name="T1">Computer</text:span></text:p>
        </draw:rect>
        <draw:rect draw:style-name="gr8" draw:text-style-name="P2" draw:layer="layout" svg:width="2.378cm" svg:height="1.097cm" svg:x="5.92cm" svg:y="2.719cm">
          <text:p text:style-name="P1"><text:span text:style-name="T1">RF/MW</text:span></text:p>
          <text:p text:style-name="P1"><text:span text:style-name="T1">amplifier</text:span></text:p>
        </draw:rect>
        <draw:line draw:style-name="gr2" draw:text-style-name="P1" draw:layer="layout" svg:x1="5.402cm" svg:y1="3.294cm" svg:x2="5.9cm" svg:y2="3.293cm">
          <text:p/>
        </draw:line>
        <draw:rect draw:style-name="gr8" draw:text-style-name="P2" draw:layer="layout" svg:width="2.378cm" svg:height="1.097cm" svg:x="3.02cm" svg:y="2.718cm">
          <text:p text:style-name="P1"><text:span text:style-name="T1">RF/MW</text:span></text:p>
          <text:p text:style-name="P1"><text:span text:style-name="T1">Pulse gen.</text:span></text:p>
        </draw:rect>
        <draw:frame draw:style-name="gr4" draw:text-style-name="P3" draw:layer="layout" svg:width="4.181cm" svg:height="0.725cm" svg:x="8.41cm" svg:y="1.497cm">
          <draw:text-box>
            <text:p><text:span text:style-name="T1">Pulse programming</text:span></text:p>
          </draw:text-box>
        </draw:frame>
        <draw:frame draw:style-name="gr4" draw:text-style-name="P3" draw:layer="layout" svg:width="3.199cm" svg:height="0.725cm" svg:x="13.411cm" svg:y="7.698cm">
          <draw:text-box>
            <text:p><text:span text:style-name="T1">Magnet tuning</text:span></text:p>
          </draw:text-box>
        </draw:frame>
        <draw:frame draw:style-name="gr4" draw:text-style-name="P3" draw:layer="layout" svg:width="2.792cm" svg:height="0.725cm" svg:x="9.152cm" svg:y="7.19cm">
          <draw:text-box>
            <text:p><text:span text:style-name="T1">probe/cavity</text:span></text:p>
          </draw:text-box>
        </draw:frame>
        <draw:frame draw:style-name="gr4" draw:text-style-name="P3" draw:layer="layout" svg:width="10.764cm" svg:height="1.199cm" svg:x="5.781cm" svg:y="8.736cm">
          <draw:text-box>
            <text:p><text:span text:style-name="T1">EPR magnet: electric magnet (room temperature coils)</text:span></text:p>
            <text:p><text:span text:style-name="T1">NMR magnet: superconducting magnet (liquid helium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si Eloranta</meta:initial-creator>
    <meta:creation-date>2011-01-27T16:49:10</meta:creation-date>
    <meta:generator>OpenOffice.org/3.3$Linux OpenOffice.org_project/330m19$Build-9561</meta:generator>
    <dc:date>2011-01-28T10:40:31</dc:date>
    <dc:creator>Jussi Eloranta</dc:creator>
    <meta:editing-duration>PT33M34S</meta:editing-duration>
    <meta:editing-cycles>11</meta:editing-cycles>
    <meta:document-statistic meta:object-count="24"/>
  </office:meta>
</office:document-meta>
</file>